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style="normal" officeooo:rsid="000bbf2c" officeooo:paragraph-rsid="000bbf2c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d29c6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officeooo:paragraph-rsid="000bbf2c" style:font-size-asian="14pt" style:font-size-complex="14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verdana" fo:font-size="7.5pt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444444" style:font-name="inherit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6" style:family="text">
      <style:text-properties fo:font-variant="normal" fo:text-transform="none" style:font-name="inherit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style:font-name="Open Sans" fo:font-size="12pt" fo:letter-spacing="normal" fo:font-style="normal" fo:font-weight="normal"/>
    </style:style>
    <style:style style:name="T8" style:family="text">
      <style:text-properties fo:color="#000000" style:font-name="verdana" fo:font-size="7.5pt" fo:letter-spacing="normal" fo:font-style="italic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9" style:family="text">
      <style:text-properties fo:color="#000000" style:font-name="verdana" fo:font-size="7.5pt" fo:letter-spacing="normal" fo:font-style="italic" fo:font-weight="bold" officeooo:rsid="000bbf2c" fo:background-color="#ffffff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style:font-name="verdana" fo:letter-spacing="normal" fo:font-style="italic" fo:font-weight="normal"/>
    </style:style>
    <style:style style:name="T11" style:family="text">
      <style:text-properties fo:color="#000000" style:font-name="verdana" fo:letter-spacing="normal" fo:font-style="italic" fo:font-weight="normal" fo:background-color="#ffffff" loext:char-shading-value="0"/>
    </style:style>
    <style:style style:name="T12" style:family="text">
      <style:text-properties fo:color="#000000" style:font-name="verdana" fo:letter-spacing="normal" fo:font-style="italic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style:font-name="verdana" fo:letter-spacing="normal" fo:font-style="italic" fo:font-weight="normal" officeooo:rsid="000bbf2c"/>
    </style:style>
    <style:style style:name="T14" style:family="text">
      <style:text-properties fo:color="#000000" style:font-name="verdana" fo:letter-spacing="normal" fo:font-style="italic" fo:font-weight="bold" style:font-weight-asian="bold" style:font-weight-complex="bold"/>
    </style:style>
    <style:style style:name="T15" style:family="text">
      <style:text-properties fo:color="#000000" style:font-name="verdana" fo:letter-spacing="normal" fo:font-style="italic" fo:font-weight="bold" fo:background-color="#ffffff" loext:char-shading-value="0" style:font-weight-asian="bold" style:font-weight-complex="bold"/>
    </style:style>
    <style:style style:name="T16" style:family="text">
      <style:text-properties fo:color="#000000" style:font-name="verdana" fo:letter-spacing="normal" fo:font-style="italic" fo:font-weight="bold" officeooo:rsid="000bbf2c" fo:background-color="#ffffff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000000" style:font-name="verdana" fo:letter-spacing="normal" fo:font-weight="normal"/>
    </style:style>
    <style:style style:name="T18" style:family="text">
      <style:text-properties fo:color="#000000" style:font-name="verdana" fo:letter-spacing="normal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19" style:family="text">
      <style:text-properties fo:color="#000000" style:font-name="verdana" fo:letter-spacing="normal" fo:font-style="normal" fo:font-weight="bold" officeooo:rsid="000bbf2c" fo:background-color="#ffffff" loext:char-shading-value="0" style:font-style-asian="normal" style:font-weight-asian="bold" style:font-style-complex="normal" style:font-weight-complex="bold"/>
    </style:style>
    <style:style style:name="T20" style:family="text">
      <style:text-properties fo:color="#000000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21" style:family="text">
      <style:text-properties fo:color="#000000" style:font-name="verdana" fo:letter-spacing="normal" fo:font-style="normal" fo:font-weight="normal" officeooo:rsid="000bbf2c" style:font-style-asian="normal" style:font-style-complex="normal"/>
    </style:style>
    <style:style style:name="T22" style:family="text">
      <style:text-properties fo:color="#c9211e" style:font-name="verdana" fo:letter-spacing="normal" fo:font-style="normal" fo:font-weight="bold" fo:background-color="#ffffff" loext:char-shading-value="0" style:font-style-asian="normal" style:font-weight-asian="bold" style:font-style-complex="normal" style:font-weight-complex="bold"/>
    </style:style>
    <style:style style:name="T23" style:family="text">
      <style:text-properties fo:color="#c9211e" style:font-name="verdana" fo:letter-spacing="normal" fo:font-style="normal" fo:font-weight="bold" officeooo:rsid="000bbf2c" fo:background-color="#ffffff" loext:char-shading-value="0" style:font-style-asian="normal" style:font-weight-asian="bold" style:font-style-complex="normal" style:font-weight-complex="bold"/>
    </style:style>
    <style:style style:name="T24" style:family="text">
      <style:text-properties fo:color="#c9211e" style:font-name="verdana" fo:letter-spacing="normal" fo:font-style="normal" fo:font-weight="normal" officeooo:rsid="000bbf2c" fo:background-color="#ffffff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444444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penocd для конфигурации нужно задать три параметра:</text:span><text:line-break/><text:line-break/><text:span text:style-name="T2">- interface. Это jtag-адаптер</text:span><text:line-break/><text:span text:style-name="T2">- transport. jtag/swd/etc</text:span><text:line-break/><text:span text:style-name="T2">- target. Целевая архитектура</text:span><text:line-break/><text:line-break/><text:span text:style-name="T2">Для многих отладочных плат уже созданы конфигурационные скрипты, поэтому достаточно указать лишь board:</text:span><text:line-break/><text:line-break/><text:span text:style-name="T14">openocd -f board/stm32l0discovery -c &lt;params&gt;</text:span></text:p>
      <text:p text:style-name="P1"><text:span text:style-name="T10"/></text:p>
      <text:p text:style-name="P1"><text:span text:style-name="T2">Собственно, если необходимо поменять адаптер, либо целевую архитуктуру - написание скрипта достаточно несложно. Вот простой пример:</text:span><text:span text:style-name="T10"><text:line-break/><text:line-break/># интерфейс stlink-v2<text:line-break/>source [find interface/stlink-v2.cfg]<text:line-break/><text:line-break/># транспорт swd<text:line-break/>transport select hla_swd<text:line-break/><text:line-break/># буфера 0x2000<text:line-break/>set WORKAREASIZE 0x2000<text:line-break/><text:line-break/># целевая архитектура - STM32 Lx, чип парсится по chip id.<text:line-break/>source [find target/stm32l.cfg]<text:line-break/><text:line-break/># аппаратный pin reset srst (для swd), интерфейс активен во время reset.<text:line-break/>reset_config srst_only srst_nogate</text:span></text:p>
      <text:p text:style-name="P1"><text:span text:style-name="T10"/></text:p>
      <text:p text:style-name="P2"><text:span text:style-name="T17">Запущено на F407G-Discovery</text:span></text:p>
      <text:p text:style-name="P3"><text:span text:style-name="T22">openocd -f board/stm32f4discovery.cfg -c "program USART_TRANSMIT.bin 0x08000000 reset"</text:span></text:p>
      <text:p text:style-name="P3"><text:span text:style-name="T22"/></text:p>
      <text:p text:style-name="P3"><text:span text:style-name="T20">Далее можно запустить telnet</text:span></text:p>
      <text:p text:style-name="P3"><text:span text:style-name="T20"/></text:p>
      <text:p text:style-name="P3"><text:span text:style-name="T23">telnet localhost 4444</text:span><text:span text:style-name="T20"><text:line-break/></text:span></text:p>
      <text:p text:style-name="P3"><text:span text:style-name="T3">- halt. Остановить процессор, посмотреть регистры.</text:span><text:span text:style-name="T20"><text:line-break/></text:span><text:span text:style-name="T3">- resume. Возобновить с точки остановки.</text:span><text:span text:style-name="T20"><text:line-break/></text:span><text:span text:style-name="T3">- reset. Перезапустить.</text:span><text:span text:style-name="T20"><text:line-break/></text:span><text:span text:style-name="T3">- dump_image, mwb/mwh/mww, mdb/mdh/mdw - сдампить память, регистры, записать память, регистры</text:span><text:span text:style-name="T20"><text:line-break/><text:line-break/></text:span><text:span text:style-name="T3">Ну и на закуску сравнение производительности st-flash и openocd на мегатормозном stm32l0:</text:span><text:span text:style-name="T20"><text:line-break/><text:line-break/></text:span><text:span text:style-name="T12">time st-flash --reset write myfile.bin 0x08000000<text:line-break/>real    </text:span><text:span text:style-name="T16">0m52.159s</text:span><text:span text:style-name="T20"><text:line-break/><text:line-break/></text:span><text:soft-page-break/><text:span text:style-name="T12">time openocd -f stm32l0rad0.cfg -c "program myfile.bin 0x08000000 reset"<text:line-break/>real    </text:span><text:span text:style-name="T16">0m6.088s</text:span></text:p>
      <text:p text:style-name="P3"><text:span text:style-name="T10"/></text:p>
      <text:p text:style-name="P3"><text:span text:style-name="T21">В консоли телнета если набрать спец последовательность ^] <text:s/>то <text:s/>можно ввести команды</text:span></text:p>
      <text:p text:style-name="P3"><text:span text:style-name="T21"/></text:p>
      <text:p text:style-name="P6"><text:span text:style-name="Strong_20_Emphasis"><text:span text:style-name="T4">CLOSE</text:span></text:span><text:span text:style-name="T5"> закрыть соединение с сервером;</text:span></text:p>
      <text:list xml:id="list622627276" text:style-name="L1">
        <text:list-header>
          <text:p text:style-name="P5"><text:span text:style-name="Strong_20_Emphasis"><text:span text:style-name="T4">ENCRYPT</text:span></text:span><text:span text:style-name="T5"> шифровать все передаваемые данные;</text:span></text:p>
          <text:p text:style-name="P4"><text:span text:style-name="Strong_20_Emphasis"><text:span text:style-name="T4">LOGOUT</text:span></text:span><text:span text:style-name="T5"> выйти и закрыть соединение;</text:span></text:p>
          <text:p text:style-name="P4"><text:span text:style-name="Strong_20_Emphasis"><text:span text:style-name="T4">MODE</text:span></text:span><text:span text:style-name="T5"> переключить режим, со строчного на символьный или с символьного на строчный;</text:span></text:p>
          <text:p text:style-name="P4"><text:span text:style-name="Strong_20_Emphasis"><text:span text:style-name="T4">STATUS</text:span></text:span><text:span text:style-name="T5"> посмотреть статус соединения;</text:span></text:p>
          <text:p text:style-name="P4"><text:span text:style-name="Strong_20_Emphasis"><text:span text:style-name="T4">SEND</text:span></text:span><text:span text:style-name="T5"> отправить один из специальных символов telnet;</text:span></text:p>
          <text:p text:style-name="P4"><text:span text:style-name="Strong_20_Emphasis"><text:span text:style-name="T4">SET</text:span></text:span><text:span text:style-name="T5"> установить значение параметра;</text:span></text:p>
          <text:p text:style-name="P4"><text:span text:style-name="Strong_20_Emphasis"><text:span text:style-name="T4">OPEN </text:span></text:span><text:span text:style-name="T5">установить подключение через telnet с удаленным узлом;</text:span></text:p>
          <text:p text:style-name="P4"><text:span text:style-name="Strong_20_Emphasis"><text:span text:style-name="T4">DISPLAY</text:span></text:span><text:span text:style-name="T5"> отобразить используемые спецсимволы;</text:span></text:p>
          <text:p text:style-name="P8"><text:span text:style-name="Strong_20_Emphasis"><text:span text:style-name="T4">SLC</text:span></text:span><text:span text:style-name="T5"> изменить используемые спецсимволы.</text:span></text:p>
        </text:list-header>
      </text:list>
      <text:p text:style-name="P7"><text:span text:style-name="T5"/></text:p>
      <text:p text:style-name="P7"><text:span text:style-name="T5"/></text:p>
      <text:p text:style-name="P3"><text:span text:style-name="T10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2T16:20:04.784200178</dc:date>
    <meta:editing-duration>PT11M2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254" meta:character-count="1938" meta:non-whitespace-character-count="1691"/>
  </office:meta>
</office:document-meta>
</file>